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6437" officeooo:paragraph-rsid="000f6437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f6437" officeooo:paragraph-rsid="000f6437" style:font-size-asian="12.25pt" style:font-weight-asian="bold" style:font-size-complex="14pt" style:font-weight-complex="bold"/>
    </style:style>
    <style:style style:name="T1" style:family="text">
      <style:text-properties fo:font-size="14pt" officeooo:rsid="000f6437" style:font-size-asian="12.25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af63" style:font-weight-asian="normal" style:font-weight-complex="normal"/>
    </style:style>
    <style:style style:name="T4" style:family="text">
      <style:text-properties fo:font-weight="normal" officeooo:rsid="000fda8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Bercea Bogdan</text:span></text:p>
      <text:p text:style-name="P2"><text:span text:style-name="T1"/></text:p>
      <text:p text:style-name="P2"><text:span text:style-name="T1"/></text:p>
      <text:p text:style-name="P3">Journal App</text:p>
      <text:p text:style-name="P3"/>
      <text:p text:style-name="P4"/>
      <text:p text:style-name="P4">- <text:span text:style-name="T2">Această aplicație permite utilizatorilor să țină un jurnal, astfel încât să își poată scrie propriile gânduri. Este mai degrabă o reflectare de sine pe tot parcursul zilei.</text:span></text:p>
      <text:p text:style-name="P4"><text:span text:style-name="T2"/></text:p>
      <text:p text:style-name="P4"><text:span text:style-name="T2">- O sa folosesc Firesore si Firebase pentru backend.</text:span></text:p>
      <text:p text:style-name="P4"><text:span text:style-name="T2"/></text:p>
      <text:p text:style-name="P4"><text:span text:style-name="T2">- Aplcati va avea o activitae de GetStarted cu un button care trimite la o alta activita de Login.</text:span></text:p>
      <text:p text:style-name="P4"><text:span text:style-name="T2"/></text:p>
      <text:p text:style-name="P4"><text:span text:style-name="T2">- Login-ul se va face prin intermediu email-ului si al unei parole. Daca user-ul are deja un cont, acesta poate sa fac login fara probleme, altfel va trebuii sa isi creeze un cont. Pentru a crea un cont nou se apasa un buton de SignUp din activitatea pt. Login, buton care va trimite sper o alta activitate destinata creerii unui cont nou.</text:span></text:p>
      <text:p text:style-name="P4"><text:span text:style-name="T2"/></text:p>
      <text:p text:style-name="P4"><text:span text:style-name="T2">- </text:span><text:span text:style-name="T3">Pentru a implementa <text:s/>Login si <text:s/>SignUp ma voi folosi de de facilitatile puse la dispozitie de firebase.</text:span></text:p>
      <text:p text:style-name="P4"><text:span text:style-name="T2"/></text:p>
      <text:p text:style-name="P4"><text:span text:style-name="T2">- Daca user-ul are deja un cont si de asemena este si autentificat, la deschiderea aplicatiei, acesta va sarii pasii de Login si poate direct sa intereactioneze cu jurnalul.</text:span></text:p>
      <text:p text:style-name="P4"><text:span text:style-name="T2"/></text:p>
      <text:p text:style-name="P4"><text:span text:style-name="T2">- <text:s/></text:span><text:span text:style-name="T3">La activiatea de jurnal putem aduga un noua intrare in jurnal care va fi memorata in firebase si de asemenea as vrea ca la fiecare noua intrare in jurnal, user-ul sa poata sa aduga si o poza pentru intrarea respectiva, poza care de asemenea va fi adaugata in firebase. Pentru a aduga poza, user-ula </text:span><text:span text:style-name="T4">a</text:span><text:span text:style-name="T3">re facilitatea de a deschide galeria </text:span><text:span text:style-name="T4">si de a alege o poza de acolo.</text:span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0:37:07.840067534</meta:creation-date>
    <dc:date>2020-11-24T11:01:04.916375197</dc:date>
    <meta:editing-duration>PT1M36S</meta:editing-duration>
    <meta:editing-cycles>1</meta:editing-cycles>
    <meta:document-statistic meta:table-count="0" meta:image-count="0" meta:object-count="0" meta:page-count="1" meta:paragraph-count="9" meta:word-count="238" meta:character-count="1335" meta:non-whitespace-character-count="1102"/>
    <meta:generator>LibreOffice/6.4.6.2$Linux_X86_64 LibreOffice_project/40$Build-2</meta:generator>
  </office:meta>
</office:document-meta>
</file>